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" fo:font-size="12pt" style:text-underline-style="none" fo:font-weight="normal" officeooo:rsid="005c562e" officeooo:paragraph-rsid="0007796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DejaVu Sans" fo:font-size="12pt" style:text-underline-style="none" fo:font-weight="normal" officeooo:rsid="00317f7a" officeooo:paragraph-rsid="0007796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DejaVu Sans" fo:font-size="12pt" style:text-underline-style="none" fo:font-weight="normal" officeooo:rsid="0034117d" officeooo:paragraph-rsid="0007796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DejaVu Sans" fo:font-size="12pt" style:text-underline-style="none" fo:font-weight="normal" officeooo:rsid="0039f2f3" officeooo:paragraph-rsid="0007796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DejaVu Sans" fo:font-size="12pt" style:text-underline-style="none" fo:font-weight="normal" officeooo:rsid="003d0ada" officeooo:paragraph-rsid="0007796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DejaVu Sans" fo:font-size="12pt" style:text-underline-style="none" fo:font-weight="normal" officeooo:rsid="002a9ede" officeooo:paragraph-rsid="0007796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DejaVu Sans" fo:font-size="12pt" style:text-underline-style="none" fo:font-weight="normal" officeooo:rsid="0021e043" officeooo:paragraph-rsid="0007796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DejaVu Sans" fo:font-size="12pt" style:text-underline-style="none" fo:font-weight="normal" officeooo:rsid="0017c9f4" officeooo:paragraph-rsid="0007796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DejaVu Sans" fo:font-size="12pt" style:text-underline-style="none" fo:font-weight="normal" officeooo:rsid="004d8800" officeooo:paragraph-rsid="0007796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DejaVu Sans" fo:font-size="12pt" style:text-underline-style="none" fo:font-weight="normal" officeooo:rsid="004f6f3e" officeooo:paragraph-rsid="0007796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DejaVu Sans" fo:font-size="12pt" style:text-underline-style="none" fo:font-weight="normal" officeooo:rsid="0053ffa1" officeooo:paragraph-rsid="0007796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DejaVu Sans" fo:font-size="12pt" style:text-underline-style="none" fo:font-weight="bold" officeooo:rsid="0017c9f4" officeooo:paragraph-rsid="00077966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DejaVu Sans" fo:font-size="12pt" style:text-underline-style="solid" style:text-underline-width="auto" style:text-underline-color="font-color" fo:font-weight="normal" officeooo:rsid="00230337" officeooo:paragraph-rsid="0007796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DejaVu Sans" fo:font-size="12pt" style:text-underline-style="solid" style:text-underline-width="auto" style:text-underline-color="font-color" fo:font-weight="normal" officeooo:rsid="00293e87" officeooo:paragraph-rsid="0007796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DejaVu Sans" fo:font-size="12pt" style:text-underline-style="solid" style:text-underline-width="auto" style:text-underline-color="font-color" fo:font-weight="normal" officeooo:rsid="00506090" officeooo:paragraph-rsid="00077966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DejaVu Sans" fo:font-size="15pt" fo:font-weight="bold" officeooo:rsid="0005c65d" officeooo:paragraph-rsid="00077966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text-properties style:font-name="DejaVu Sans" fo:font-size="12pt" officeooo:rsid="0008a1f1" officeooo:paragraph-rsid="00077966" style:font-size-asian="10.5pt" style:font-size-complex="12pt"/>
    </style:style>
    <style:style style:name="P18" style:family="paragraph" style:parent-style-name="Standard">
      <style:text-properties style:font-name="DejaVu Sans" fo:font-size="12pt" officeooo:rsid="0008a1f1" officeooo:paragraph-rsid="00077966" style:font-size-asian="10.5pt" style:font-size-complex="12pt"/>
    </style:style>
    <style:style style:name="P19" style:family="paragraph" style:parent-style-name="Standard">
      <style:text-properties style:font-name="DejaVu Sans" fo:font-size="12pt" officeooo:rsid="00184591" officeooo:paragraph-rsid="00077966" style:font-size-asian="10.5pt" style:font-size-complex="12pt"/>
    </style:style>
    <style:style style:name="P20" style:family="paragraph" style:parent-style-name="Standard" style:list-style-name="L1">
      <style:text-properties style:font-name="DejaVu Sans" fo:font-size="12pt" officeooo:rsid="0008bba4" officeooo:paragraph-rsid="00077966" style:font-size-asian="10.5pt" style:font-size-complex="12pt"/>
    </style:style>
    <style:style style:name="P21" style:family="paragraph" style:parent-style-name="Standard" style:list-style-name="L1">
      <style:text-properties style:font-name="DejaVu Sans" fo:font-size="12pt" officeooo:rsid="000e216d" officeooo:paragraph-rsid="00077966" style:font-size-asian="10.5pt" style:font-size-complex="12pt"/>
    </style:style>
    <style:style style:name="P22" style:family="paragraph" style:parent-style-name="Standard">
      <style:text-properties style:font-name="DejaVu Sans" fo:font-size="12pt" officeooo:rsid="000e216d" officeooo:paragraph-rsid="00077966" style:font-size-asian="10.5pt" style:font-size-complex="12pt"/>
    </style:style>
    <style:style style:name="P23" style:family="paragraph" style:parent-style-name="Standard">
      <style:text-properties style:font-name="DejaVu Sans" fo:font-size="12pt" fo:font-weight="bold" officeooo:rsid="0008a1f1" officeooo:paragraph-rsid="00077966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DejaVu Sans" fo:font-size="12pt" fo:font-weight="bold" officeooo:rsid="00110fce" officeooo:paragraph-rsid="00077966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DejaVu Sans" fo:font-size="12pt" style:text-underline-style="solid" style:text-underline-width="auto" style:text-underline-color="font-color" fo:font-weight="bold" officeooo:rsid="00110fce" officeooo:paragraph-rsid="00077966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110fce" officeooo:paragraph-rsid="00077966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09acbb" officeooo:paragraph-rsid="00077966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0e216d" officeooo:paragraph-rsid="0007796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21404b" officeooo:paragraph-rsid="0007796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230337" officeooo:paragraph-rsid="00077966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293e87" officeooo:paragraph-rsid="00077966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25f830" officeooo:paragraph-rsid="00077966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DejaVu Sans" fo:font-size="12pt" style:text-underline-style="none" fo:font-weight="normal" officeooo:rsid="00111d2d" officeooo:paragraph-rsid="00077966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DejaVu Sans" fo:font-size="12pt" style:text-underline-style="none" fo:font-weight="normal" officeooo:rsid="00110fce" officeooo:paragraph-rsid="00077966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DejaVu Sans" fo:font-size="12pt" style:text-underline-style="none" fo:font-weight="normal" officeooo:rsid="00133aad" officeooo:paragraph-rsid="00077966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DejaVu Sans" fo:font-size="12pt" style:text-underline-style="none" fo:font-weight="normal" officeooo:rsid="0056c265" officeooo:paragraph-rsid="00077966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DejaVu Sans" fo:font-size="12pt" style:text-underline-style="none" fo:font-weight="normal" officeooo:rsid="0017c9f4" officeooo:paragraph-rsid="00077966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DejaVu Sans" fo:font-size="12pt" style:text-underline-style="none" fo:font-weight="normal" officeooo:rsid="0021404b" officeooo:paragraph-rsid="00077966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DejaVu Sans" fo:font-size="12pt" style:text-underline-style="none" fo:font-weight="normal" officeooo:rsid="0021e043" officeooo:paragraph-rsid="00077966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DejaVu Sans" fo:font-size="12pt" style:text-underline-style="none" fo:font-weight="normal" officeooo:rsid="002206fb" officeooo:paragraph-rsid="00077966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DejaVu Sans" fo:font-size="12pt" style:text-underline-style="none" fo:font-weight="normal" officeooo:rsid="002a9ede" officeooo:paragraph-rsid="00077966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DejaVu Sans" fo:font-size="12pt" style:text-underline-style="none" fo:font-weight="normal" officeooo:rsid="0025f830" officeooo:paragraph-rsid="00077966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DejaVu Sans" fo:font-size="12pt" style:text-underline-style="none" fo:font-weight="normal" officeooo:rsid="0027142a" officeooo:paragraph-rsid="00077966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DejaVu Sans" fo:font-size="12pt" style:text-underline-style="none" fo:font-weight="normal" officeooo:rsid="00293e87" officeooo:paragraph-rsid="00077966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DejaVu Sans" fo:font-size="12pt" style:text-underline-style="none" fo:font-weight="normal" officeooo:rsid="002d79de" officeooo:paragraph-rsid="00077966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DejaVu Sans" fo:font-size="12pt" style:text-underline-style="none" fo:font-weight="normal" officeooo:rsid="0044638e" officeooo:paragraph-rsid="00077966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DejaVu Sans" fo:font-size="12pt" style:text-underline-style="none" fo:font-weight="normal" officeooo:rsid="00452a47" officeooo:paragraph-rsid="00077966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DejaVu Sans" fo:font-size="12pt" style:text-underline-style="none" fo:font-weight="normal" officeooo:rsid="004928ff" officeooo:paragraph-rsid="00077966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DejaVu Sans" fo:font-size="12pt" style:text-underline-style="none" fo:font-weight="bold" officeooo:rsid="00133aad" officeooo:paragraph-rsid="00077966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DejaVu Sans" fo:font-size="12pt" style:text-underline-style="none" fo:font-weight="bold" officeooo:rsid="0054e963" officeooo:paragraph-rsid="00077966" style:font-size-asian="10.5pt" style:font-weight-asian="bold" style:font-size-complex="12pt" style:font-weight-complex="bold"/>
    </style:style>
    <style:style style:name="P51" style:family="paragraph" style:parent-style-name="Standard">
      <style:text-properties style:font-name="DejaVu Sans" fo:font-size="12pt" style:text-underline-style="none" fo:font-weight="bold" officeooo:rsid="0017c9f4" officeooo:paragraph-rsid="00077966" style:font-size-asian="10.5pt" style:font-weight-asian="bold" style:font-size-complex="12pt" style:font-weight-complex="bold"/>
    </style:style>
    <style:style style:name="P52" style:family="paragraph" style:parent-style-name="Standard">
      <style:text-properties fo:color="#800000" style:font-name="DejaVu Sans" fo:font-size="12pt" style:text-underline-style="none" fo:font-weight="normal" officeooo:rsid="0021404b" officeooo:paragraph-rsid="00077966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800000" style:font-name="DejaVu Sans" fo:font-size="12pt" style:text-underline-style="none" fo:font-weight="normal" officeooo:rsid="002206fb" officeooo:paragraph-rsid="00077966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color="#800000" style:font-name="DejaVu Sans" fo:font-size="12pt" style:text-underline-style="none" fo:font-weight="normal" officeooo:rsid="0021e043" officeooo:paragraph-rsid="00077966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800000" style:font-name="DejaVu Sans" fo:font-size="12pt" style:text-underline-style="solid" style:text-underline-width="auto" style:text-underline-color="font-color" fo:font-weight="normal" officeooo:rsid="00230337" officeooo:paragraph-rsid="00077966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800000" style:font-name="DejaVu Sans" fo:font-size="12pt" style:text-underline-style="solid" style:text-underline-width="auto" style:text-underline-color="font-color" fo:font-weight="normal" officeooo:rsid="003164ee" officeooo:paragraph-rsid="00077966" style:font-size-asian="10.5pt" style:font-weight-asian="normal" style:font-size-complex="12pt" style:font-weight-complex="normal"/>
    </style:style>
    <style:style style:name="T1" style:family="text">
      <style:text-properties officeooo:rsid="005e43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a602"/>
    </style:style>
    <style:style style:name="T4" style:family="text">
      <style:text-properties officeooo:rsid="0008bba4"/>
    </style:style>
    <style:style style:name="T5" style:family="text">
      <style:text-properties officeooo:rsid="0009acbb"/>
    </style:style>
    <style:style style:name="T6" style:family="text">
      <style:text-properties officeooo:rsid="000fb4ca"/>
    </style:style>
    <style:style style:name="T7" style:family="text">
      <style:text-properties officeooo:rsid="001232ba"/>
    </style:style>
    <style:style style:name="T8" style:family="text">
      <style:text-properties officeooo:rsid="00205af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800000"/>
    </style:style>
    <style:style style:name="T11" style:family="text">
      <style:text-properties officeooo:rsid="0022a1e0"/>
    </style:style>
    <style:style style:name="T12" style:family="text">
      <style:text-properties officeooo:rsid="00230337"/>
    </style:style>
    <style:style style:name="T13" style:family="text">
      <style:text-properties officeooo:rsid="00290cee"/>
    </style:style>
    <style:style style:name="T14" style:family="text">
      <style:text-properties officeooo:rsid="00293e87"/>
    </style:style>
    <style:style style:name="T15" style:family="text">
      <style:text-properties officeooo:rsid="0044638e"/>
    </style:style>
    <style:style style:name="T16" style:family="text">
      <style:text-properties officeooo:rsid="0045d51b"/>
    </style:style>
    <style:style style:name="T17" style:family="text">
      <style:text-properties officeooo:rsid="0032d0ec"/>
    </style:style>
    <style:style style:name="T18" style:family="text">
      <style:text-properties officeooo:rsid="003510d0"/>
    </style:style>
    <style:style style:name="T19" style:family="text">
      <style:text-properties fo:color="#990000" officeooo:rsid="003510d0"/>
    </style:style>
    <style:style style:name="T20" style:family="text">
      <style:text-properties fo:color="#990000" officeooo:rsid="00540f0c"/>
    </style:style>
    <style:style style:name="T21" style:family="text">
      <style:text-properties officeooo:rsid="004f6f3e"/>
    </style:style>
    <style:style style:name="T22" style:family="text">
      <style:text-properties officeooo:rsid="003e61ff"/>
    </style:style>
    <style:style style:name="T23" style:family="text">
      <style:text-properties officeooo:rsid="0042b3d2"/>
    </style:style>
    <style:style style:name="T24" style:family="text">
      <style:text-properties officeooo:rsid="004d8800"/>
    </style:style>
    <style:style style:name="T25" style:family="text">
      <style:text-properties officeooo:rsid="004fbb45"/>
    </style:style>
    <style:style style:name="T26" style:family="text">
      <style:text-properties officeooo:rsid="0050800e"/>
    </style:style>
    <style:style style:name="T27" style:family="text">
      <style:text-properties officeooo:rsid="0053378b"/>
    </style:style>
    <style:style style:name="T28" style:family="text">
      <style:text-properties officeooo:rsid="00540f0c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ternship Report – Mytrah Energy Pvt. Ltd.</text:p>
      <text:p text:style-name="P18"/>
      <text:p text:style-name="P19"><text:span text:style-name="T2">Name</text:span>: Adithya Kumar</text:p>
      <text:p text:style-name="P19"><text:span text:style-name="T2">Roll Number</text:span>: 111501017</text:p>
      <text:p text:style-name="P19"><text:span text:style-name="T2">Internship Date</text:span>: June 5’th 2017 - July 27’th 2017</text:p>
      <text:p text:style-name="P18"/>
      <text:p text:style-name="P23"><text:span text:style-name="T3">Objectives</text:span>:</text:p>
      <text:list xml:id="list1900663400384951932" text:style-name="L1">
        <text:list-item>
          <text:p text:style-name="P17">Detection of Performance deviation <text:span text:style-name="T4">in WindSpeed vs ActivePower graph</text:span></text:p>
        </text:list-item>
        <text:list-item>
          <text:p text:style-name="P20">Detection of Double trends in <text:span text:style-name="T5">RotorSpeed vs ActivePower graph</text:span></text:p>
        </text:list-item>
        <text:list-item>
          <text:p text:style-name="P21">Detection of Double Trends in PitchAngle vs ActivePower <text:span text:style-name="T6">graph</text:span></text:p>
        </text:list-item>
      </text:list>
      <text:p text:style-name="P22"/>
      <text:p text:style-name="P24">Ref:</text:p>
      <text:p text:style-name="P25"/>
      <text:p text:style-name="P26">WindSpeed vs ActivePower</text:p>
      <text:p text:style-name="P26"/>
      <text:p text:style-name="P33">Proper curve:</text:p>
      <text:p text:style-name="P34"/>
      <text:p text:style-name="P33">Curve with <text:span text:style-name="T7">Curtailments</text:span>:</text:p>
      <text:p text:style-name="P33"/>
      <text:p text:style-name="P35">Curve with Double Trends:</text:p>
      <text:p text:style-name="P35"/>
      <text:p text:style-name="P27">RotorSpeed vs ActivePower</text:p>
      <text:p text:style-name="P26"/>
      <text:p text:style-name="P33">Proper curve:</text:p>
      <text:p text:style-name="P33"/>
      <text:p text:style-name="P35">Curve with Double Trends:</text:p>
      <text:p text:style-name="P35"/>
      <text:p text:style-name="P28">PitchAngle vs ActivePower</text:p>
      <text:p text:style-name="P26"/>
      <text:p text:style-name="P33">Proper curve:</text:p>
      <text:p text:style-name="P33"/>
      <text:p text:style-name="P35">Curve with Double Trends:</text:p>
      <text:p text:style-name="P49"/>
      <text:p text:style-name="P50">Noise Filtering</text:p>
      <text:p text:style-name="P50"/>
      <text:p text:style-name="P36">Before trying to act on any curve, we always filter noise in the curve using the DBSCAN algorithm.</text:p>
      <text:p text:style-name="P49"/>
      <text:p text:style-name="P49"/>
      <text:p text:style-name="P51">WindSpeed vs ActivePower</text:p>
      <text:p text:style-name="P37"/>
      <text:p text:style-name="P37">Methods used or finding the performance degraded points (Double Trends and Curtailments) <text:span text:style-name="T8">in order.</text:span></text:p>
      <text:p text:style-name="P37"/>
      <text:p text:style-name="P52"><text:span text:style-name="T9">Method 1</text:span>: </text:p>
      <text:p text:style-name="P38"/>
      <text:p text:style-name="P38">Use a clustring algorithm, DBSCAN.</text:p>
      <text:p text:style-name="P37"/>
      <text:p text:style-name="P29">Does it work?:</text:p>
      <text:p text:style-name="P29"/>
      <text:p text:style-name="P38">No, Considering that the data from the wind turbine is defined by the nature, <text:soft-page-break/>the data is unpredictable.</text:p>
      <text:p text:style-name="P39">There will always be a case for which the input <text:span text:style-name="T10">eps</text:span> and <text:span text:style-name="T10">min_samples</text:span> give improper results. </text:p>
      <text:p text:style-name="P40">In reality, from the data taken, <text:span text:style-name="T11">about</text:span> 30% of the wind turbine<text:span text:style-name="T12">s</text:span> gave improper results, <text:span text:style-name="T12">using this method</text:span></text:p>
      <text:p text:style-name="P40"/>
      <text:p text:style-name="P30">Ref Images:</text:p>
      <text:p text:style-name="P30"/>
      <text:p text:style-name="P30"/>
      <text:p text:style-name="P31">Conclusion:</text:p>
      <text:p text:style-name="P31"/>
      <text:p text:style-name="P41">Not Recommended, but can work if we have another kind of algorithm which works on each cluster and marks the cluster accordingly depending on its position on the graph.</text:p>
      <text:p text:style-name="P39"/>
      <text:p text:style-name="P30"/>
      <text:p text:style-name="P55">Method 2:</text:p>
      <text:p text:style-name="P55"/>
      <text:p text:style-name="P42">Scale the data from 0-1.</text:p>
      <text:p text:style-name="P42">Cluster the data using DBSCAN.</text:p>
      <text:p text:style-name="P42">Take the maxium cluster and try to fit a Sigmoid curve on the Cluster, shift the sigmoid curve omitting the (probably) correct performance.</text:p>
      <text:p text:style-name="P42">Get the points to the right of the sigmoid curve, keeping in mind some edge cases.</text:p>
      <text:p text:style-name="P39"/>
      <text:p text:style-name="P32">Does it work?</text:p>
      <text:p text:style-name="P32"/>
      <text:p text:style-name="P43">If the graph only has curtailments, then <text:span text:style-name="T13">mostly</text:span> yes, it gives satisfying results.</text:p>
      <text:p text:style-name="P43"/>
      <text:p text:style-name="P43">If the graph has double trends, We cannot predict which trend group will have the maxium sized cluster <text:span text:style-name="T14">and hence the result is unpredictable.</text:span></text:p>
      <text:p text:style-name="P43"/>
      <text:p text:style-name="P44">Also, there could be a case, where the maxium sized cluster is not the tail of the performance curve, if so this method gives wrong results.</text:p>
      <text:p text:style-name="P44"/>
      <text:p text:style-name="P45">I quote “mostly satisfying results” as the power curve does not fit the sigmoid properly. If an assymetrical Sigmoid curve id used, then, there is a high probability for the algorithm of fitting the curve to fail.</text:p>
      <text:p text:style-name="P53"/>
      <text:p text:style-name="P31">Conclusion:</text:p>
      <text:p text:style-name="P31"/>
      <text:p text:style-name="P41">Not Recommended, The results are unpredictable.</text:p>
      <text:p text:style-name="P54"/>
      <text:p text:style-name="P13">Ref Images:</text:p>
      <text:p text:style-name="P13"/>
      <text:p text:style-name="P30"/>
      <text:p text:style-name="P55">Method <text:span text:style-name="T15">3</text:span>:</text:p>
      <text:p text:style-name="P55"/>
      <text:p text:style-name="P46">Find the boundary points of the performance curve.</text:p>
      <text:p text:style-name="P39"/>
      <text:p text:style-name="P39"/>
      <text:p text:style-name="P32">Does it work?</text:p>
      <text:p text:style-name="P32"><text:soft-page-break/></text:p>
      <text:p text:style-name="P47">Yes. <text:span text:style-name="T16">If the bottom 20% of the data is proper the boundaries will be found and adjusted accordingly based on statistics.</text:span></text:p>
      <text:p text:style-name="P53"/>
      <text:p text:style-name="P31">Conclusion:</text:p>
      <text:p text:style-name="P31"/>
      <text:p text:style-name="P48">Semi Recommended, The results are predictable but this method is overkill. There are better ways to get similar results.</text:p>
      <text:p text:style-name="P54"/>
      <text:p text:style-name="P13">Ref Images:</text:p>
      <text:p text:style-name="P54"/>
      <text:p text:style-name="P56">Method <text:span text:style-name="T15">4</text:span>:</text:p>
      <text:p text:style-name="P56"/>
      <text:p text:style-name="P2">“Most complex problems, have the easiest of the solutions” --<text:span text:style-name="T17">Unknown</text:span></text:p>
      <text:p text:style-name="P2"/>
      <text:p text:style-name="P3">A very simple and efficient solution, understanding the creks of the problem.</text:p>
      <text:p text:style-name="P3"/>
      <text:p text:style-name="P3">Instead of <text:span text:style-name="T18">treating</text:span> curtailments and double trends seperately, we try to understand, what they really are, In the end <text:span text:style-name="T18">both curtailments and double trends can be understood as </text:span><text:span text:style-name="T19">Abnormal Performance</text:span></text:p>
      <text:p text:style-name="P4"/>
      <text:p text:style-name="P4">Our problem of finding curtailments and double treands is now converted into finding the abnormal performance points.</text:p>
      <text:p text:style-name="P4">To classify weather the data has abnormality, a perdormanceDropScore is assigned to the data file.</text:p>
      <text:p text:style-name="P4"/>
      <text:p text:style-name="P4">Depending on the performanceDropScore of multiple turbines (similar conditions) the data can be classified accordingly.</text:p>
      <text:p text:style-name="P4"/>
      <text:p text:style-name="P5">Our solution is pretty simple, <text:span text:style-name="T21">first remove the duplicate points then</text:span> discretize the WindSpeed axis and apply DBSCAN on each discritized x-point to cluster the abnormal performance out (with some edge cases).</text:p>
      <text:p text:style-name="P5"/>
      <text:p text:style-name="P31">Conclusion:</text:p>
      <text:p text:style-name="P31"/>
      <text:p text:style-name="P6">Recommended, The results are more predictable. The only effort required is initialisation, ie. finding the proper parameters for the specific.</text:p>
      <text:p text:style-name="P7"/>
      <text:p text:style-name="P14"><text:span text:style-name="T22">Ref Images</text:span>:</text:p>
      <text:p text:style-name="P14"/>
      <text:p text:style-name="P12"><text:span text:style-name="T23">PitchAngle</text:span> vs ActivePower</text:p>
      <text:p text:style-name="P12"/>
      <text:p text:style-name="P8">Methods used <text:span text:style-name="T24">f</text:span>or finding <text:span text:style-name="T24">the double trends in the the PitchAngle vs ActivePower curve.</text:span></text:p>
      <text:p text:style-name="P8"/>
      <text:p text:style-name="P9">The method a human used to identify double trends is by noticing a distinct shift of the curve. We will try to mimic this method in the algorithm.</text:p>
      <text:p text:style-name="P9"/>
      <text:p text:style-name="P10">We give a score to each curve, The score depends on the value of the shifted distance, and how often the shift is.</text:p>
      <text:p text:style-name="P10"/>
      <text:p text:style-name="P10">We first discritize the ActivePower axis, and for each discritized value we try to <text:soft-page-break/>find the shifted value (with some edge cases). Summing all the shifts gives a score to our data. <text:span text:style-name="T25">Depending on the score the data can be classified accordingly.</text:span></text:p>
      <text:p text:style-name="P10"/>
      <text:p text:style-name="P15">Ref <text:span text:style-name="T26">I</text:span>mages:</text:p>
      <text:p text:style-name="P15"/>
      <text:p text:style-name="P15"/>
      <text:p text:style-name="P12"><text:span text:style-name="T27">RotorSpeed</text:span> vs ActivePower</text:p>
      <text:p text:style-name="P12"/>
      <text:p text:style-name="P8">Methods used <text:span text:style-name="T24">f</text:span>or finding <text:span text:style-name="T24">the double trends in the the RotorSpeed vs ActivePower curve. (DFIG Machines only)</text:span></text:p>
      <text:p text:style-name="P8"/>
      <text:p text:style-name="P11">We will use a more statistical approach for the solution <text:span text:style-name="T28">and hence, we dont remove the duplicate points. Here, </text:span><text:span text:style-name="T20">the density matters</text:span><text:span text:style-name="T28">.</text:span></text:p>
      <text:p text:style-name="P11"/>
      <text:p text:style-name="P1">We will be utilising <text:span text:style-name="T1">a statistical measurement called kurto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7:20:54.800363945</dc:date>
    <meta:editing-duration>PT23S</meta:editing-duration>
    <meta:editing-cycles>1</meta:editing-cycles>
    <meta:document-statistic meta:table-count="0" meta:image-count="0" meta:object-count="0" meta:page-count="4" meta:paragraph-count="73" meta:word-count="753" meta:character-count="4617" meta:non-whitespace-character-count="3938"/>
    <meta:generator>LibreOffice/5.1.4.2$Linux_X86_64 LibreOffice_project/10m0$Build-2</meta:generator>
  </office:meta>
</office:document-meta>
</file>